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 style:list-style-name="WW8Num2"/>
    <style:style style:name="P3" style:family="paragraph" style:parent-style-name="Standard">
      <style:text-properties officeooo:rsid="001dcff7" officeooo:paragraph-rsid="001dcff7"/>
    </style:style>
    <style:style style:name="P4" style:family="paragraph" style:parent-style-name="Standard" style:list-style-name="L1">
      <style:text-properties officeooo:rsid="001fc438" officeooo:paragraph-rsid="001fc438"/>
    </style:style>
    <style:style style:name="P5" style:family="paragraph" style:parent-style-name="Standard" style:list-style-name="L1">
      <style:text-properties officeooo:rsid="001dcff7" officeooo:paragraph-rsid="001dcff7"/>
    </style:style>
    <style:style style:name="P6" style:family="paragraph" style:parent-style-name="Standard">
      <style:text-properties fo:font-weight="bold" officeooo:rsid="001fc438" officeooo:paragraph-rsid="001fc438" style:font-weight-asian="bold" style:font-weight-complex="bold"/>
    </style:style>
    <style:style style:name="P7" style:family="paragraph" style:parent-style-name="Standard">
      <style:text-properties officeooo:rsid="001fc438" officeooo:paragraph-rsid="001fc438"/>
    </style:style>
    <style:style style:name="P8" style:family="paragraph" style:parent-style-name="Standard">
      <style:text-properties officeooo:rsid="00218089" officeooo:paragraph-rsid="00218089"/>
    </style:style>
    <style:style style:name="P9" style:family="paragraph" style:parent-style-name="Standard">
      <style:text-properties fo:color="#ffff00" loext:opacity="100%" officeooo:rsid="00218089" officeooo:paragraph-rsid="00218089"/>
    </style:style>
    <style:style style:name="P10" style:family="paragraph" style:parent-style-name="Standard">
      <style:text-properties fo:color="#ffff00" loext:opacity="100%" officeooo:rsid="00218089" officeooo:paragraph-rsid="0022f816"/>
    </style:style>
    <style:style style:name="P11" style:family="paragraph" style:parent-style-name="Standard">
      <style:text-properties fo:color="#ffff00" loext:opacity="100%" officeooo:rsid="0022f816" officeooo:paragraph-rsid="0022f816"/>
    </style:style>
    <style:style style:name="P12" style:family="paragraph" style:parent-style-name="Standard">
      <style:text-properties fo:color="#ff0000" loext:opacity="100%" officeooo:rsid="00218089" officeooo:paragraph-rsid="00218089" fo:background-color="transparent"/>
    </style:style>
    <style:style style:name="P13" style:family="paragraph" style:parent-style-name="Standard">
      <style:text-properties fo:color="#ff0000" loext:opacity="100%" officeooo:rsid="002a52bd" officeooo:paragraph-rsid="002a52bd" fo:background-color="transparent"/>
    </style:style>
    <style:style style:name="P14" style:family="paragraph" style:parent-style-name="Standard">
      <style:text-properties fo:color="#800080" loext:opacity="100%" officeooo:rsid="00218089" officeooo:paragraph-rsid="00218089" fo:background-color="#069a2e"/>
    </style:style>
    <style:style style:name="P15" style:family="paragraph" style:parent-style-name="Standard">
      <style:text-properties fo:color="#ffff00" loext:opacity="100%" officeooo:rsid="00218089" officeooo:paragraph-rsid="0022f495"/>
    </style:style>
    <style:style style:name="P16" style:family="paragraph" style:parent-style-name="Standard">
      <style:text-properties style:use-window-font-color="true" loext:opacity="0%" officeooo:rsid="00218089" officeooo:paragraph-rsid="0022f495"/>
    </style:style>
    <style:style style:name="P17" style:family="paragraph" style:parent-style-name="Standard">
      <style:text-properties officeooo:rsid="002c48c3" officeooo:paragraph-rsid="00218089"/>
    </style:style>
    <style:style style:name="P18" style:family="paragraph" style:parent-style-name="Standard">
      <style:text-properties fo:color="#ffff00" loext:opacity="100%" officeooo:rsid="00218089" officeooo:paragraph-rsid="0028ab13"/>
    </style:style>
    <style:style style:name="P19" style:family="paragraph" style:parent-style-name="Standard">
      <style:text-properties fo:color="#ffff00" loext:opacity="100%" officeooo:rsid="00218089" officeooo:paragraph-rsid="002a52bd"/>
    </style:style>
    <style:style style:name="P20" style:family="paragraph" style:parent-style-name="Standard">
      <style:text-properties fo:color="#ff0000" loext:opacity="100%" officeooo:rsid="00218089" officeooo:paragraph-rsid="00218089"/>
    </style:style>
    <style:style style:name="P21" style:family="paragraph" style:parent-style-name="Standard">
      <style:text-properties fo:color="#ff0000" loext:opacity="100%" officeooo:rsid="00240f72" officeooo:paragraph-rsid="00240f72"/>
    </style:style>
    <style:style style:name="P22" style:family="paragraph" style:parent-style-name="Standard">
      <style:text-properties officeooo:rsid="00240f72" officeooo:paragraph-rsid="0028ab13"/>
    </style:style>
    <style:style style:name="P23" style:family="paragraph" style:parent-style-name="Standard">
      <style:text-properties fo:color="#ffff00" loext:opacity="100%" officeooo:rsid="00240f72" officeooo:paragraph-rsid="0028ab13"/>
    </style:style>
    <style:style style:name="P24" style:family="paragraph" style:parent-style-name="Standard">
      <style:text-properties officeooo:rsid="00240f72" officeooo:paragraph-rsid="00240f72"/>
    </style:style>
    <style:style style:name="P25" style:family="paragraph" style:parent-style-name="Standard">
      <style:text-properties fo:color="#ffff00" loext:opacity="100%" officeooo:rsid="00240f72" officeooo:paragraph-rsid="00240f72"/>
    </style:style>
    <style:style style:name="P26" style:family="paragraph" style:parent-style-name="Standard">
      <style:text-properties officeooo:paragraph-rsid="00240f72"/>
    </style:style>
    <style:style style:name="T1" style:family="text">
      <style:text-properties officeooo:rsid="002c48c3"/>
    </style:style>
    <style:style style:name="T2" style:family="text">
      <style:text-properties officeooo:rsid="00218089"/>
    </style:style>
    <style:style style:name="T3" style:family="text">
      <style:text-properties officeooo:rsid="0022f495"/>
    </style:style>
    <style:style style:name="T4" style:family="text">
      <style:text-properties officeooo:rsid="00240f72"/>
    </style:style>
    <style:style style:name="T5" style:family="text">
      <style:text-properties officeooo:rsid="0028ab13"/>
    </style:style>
    <style:style style:name="T6" style:family="text">
      <style:text-properties officeooo:rsid="002a52b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2e436e"/>
    </style:style>
    <style:style style:name="T9" style:family="text">
      <style:text-properties fo:color="#ffff00" loext:opacity="100%"/>
    </style:style>
    <style:style style:name="T10" style:family="text">
      <style:text-properties style:font-name="Times New Roman" style:font-name-asian="Times New Roman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ubject>HubGourmet – Sistema de Gestão de Eventos Gastronômicos</text:subject><text:line-break/>Use-Case: &lt;use-case name&gt;</text:h>
      <text:h text:style-name="Heading_20_1" text:outline-level="1">Brief Description</text:h>
      <text:p text:style-name="Text_20_body">&lt;brief description of use-case&gt;</text:p>
      <text:h text:style-name="Heading_20_1" text:outline-level="1">Actor Brief Descriptions</text:h>
      <text:h text:style-name="Heading_20_2" text:outline-level="2">&lt;Actor 1 Name&gt;</text:h>
      <text:h text:style-name="Heading_20_1" text:outline-level="1" text:is-list-header="true"/>
      <text:h text:style-name="Heading_20_1" text:outline-level="1">Alternative Flows</text:h>
      <text:h text:style-name="Heading_20_2" text:outline-level="2">&lt;alternate flow 1&gt;</text:h>
      <text:p text:style-name="Text_20_body">If in step &lt;x&gt; of the basic flow the &lt;actor or system does something&gt;, then </text:p>
      <text:list text:style-name="WW8Num2">
        <text:list-item>
          <text:p text:style-name="P2">&lt;describe flow&gt; <text:s/></text:p>
        </text:list-item>
        <text:list-item>
          <text:p text:style-name="P2">The use case resumes at step &lt;y&gt;</text:p>
        </text:list-item>
      </text:list>
      <text:h text:style-name="Heading_20_1" text:outline-level="1"/>
      <text:p text:style-name="Standard"/>
      <text:p text:style-name="Standard"/>
      <text:p text:style-name="P3"/>
      <text:p text:style-name="P3"/>
      <text:p text:style-name="P3">Usuário <text:span text:style-name="T1">do Sistema</text:span></text:p>
      <text:list text:style-name="L1">
        <text:list-item>
          <text:p text:style-name="P4">Como usuário quero criar conta para ter meu registro dentro do sistema e realizar operações dentro dele</text:p>
        </text:list-item>
        <text:list-item>
          <text:p text:style-name="P4">Como usuário quero me autenticar</text:p>
        </text:list-item>
        <text:list-item>
          <text:p text:style-name="P5">Como usuário quero listar feiras para ver quais feiras estão inseridas no sistema</text:p>
        </text:list-item>
        <text:list-item>
          <text:p text:style-name="P5">Como usuário quero listar expositores em feiras para saber quais expositores estão registrados em quais feiras</text:p>
        </text:list-item>
        <text:list-item>
          <text:p text:style-name="P5">Como usuário quero listar produto de expositor em feira, para saber quais produtos estão sendo oferecidos pelo expositor em cada feira que ele particapa/participou/participará</text:p>
        </text:list-item>
        <text:list-item>
          <text:p text:style-name="P5">Como usuário quero ler dados da feira, para saber seus dados pertinentes a: nome, descrição, data de início, data de término, local, cidade, estado</text:p>
        </text:list-item>
        <text:list-item>
          <text:p text:style-name="P4">Como usuário quero ler dados de expositor em feira para saber seus nomes, descrição e contato</text:p>
        </text:list-item>
        <text:list-item>
          <text:p text:style-name="P4">Como usuário quero ler dados de produtos de expositor em feira, sabendo seus nomes, descrições, e preços.</text:p>
        </text:list-item>
      </text:list>
      <text:p text:style-name="Standard"/>
      <text:p text:style-name="P6">Organizador de eventos</text:p>
      <text:p text:style-name="P7">Como organizador quero criar feiras para poder realizar esses eventos</text:p>
      <text:p text:style-name="P7">Como organizador quero editar feiras, para alterar seus dados e informações, corrigindo erros e <text:span text:style-name="T2">deixando-os atualizados</text:span></text:p>
      <text:p text:style-name="P8">Como organizador de eventos quero excluir eventos para remover o registro de evento sem expositores associados</text:p>
      <text:p text:style-name="P9">Como organizador quero criar registro de expositor para <text:span text:style-name="T3">o </text:span>associar a evento</text:p>
      <text:p text:style-name="P9"><text:soft-page-break/>Como organizador quero editar registro de expositor para atualizar suas informações</text:p>
      <text:p text:style-name="P8">Como organizador quero excluir registro de expositor para remover expositores sem listas de produtos ou produtos registrados</text:p>
      <text:p text:style-name="P10">Como organizador quero editar produtos para atualizá-los</text:p>
      <text:p text:style-name="P10">Como organizador quero excluir produtos, para removê-los de listas sem produtos</text:p>
      <text:p text:style-name="P10">Como organizador quero editar lista de produtos para atualizá-los</text:p>
      <text:p text:style-name="P10">Como organizador quero excluir listo de produtos, para remover listas sem produtos</text:p>
      <text:p text:style-name="P11">Com <text:s/><text:span text:style-name="T2">organizador </text:span>quero aprovar cadastro de expositor para que ele participe de evento</text:p>
      <text:p text:style-name="P12">Como organizador, eu quero controlar o layout dos estandes, para que eu possa distribuir os espaços de forma eficiente.</text:p>
      <text:p text:style-name="P12">Como organizador, eu quero gerar relatórios financeiros e operacionais, para que eu possa avaliar o desempenho do evento.</text:p>
      <text:p text:style-name="P12">Como organizador, eu quero me comunicar diretamente com expositores, equipe de apoio e patrocinadores via sistema, para que todos estejam alinhados.</text:p>
      <text:p text:style-name="P12">Como organizador, eu quero acompanhar pendências e status de licenças e autorizações, para que o evento esteja em conformidade legal.</text:p>
      <text:p text:style-name="P13">Como organizador quero estabelecer e gerenciar cronogramas, para ...</text:p>
      <text:p text:style-name="P14"/>
      <text:p text:style-name="P8"/>
      <text:p text:style-name="P8">Expositor <text:span text:style-name="T1">(Restaurantes, chefes de cozinha e cozinheiros independentes)</text:span></text:p>
      <text:p text:style-name="P15">Como expositor quero criar registro de expositor para <text:span text:style-name="T3">acessar o sistema e me </text:span>associar/<text:span text:style-name="T4">candidatar</text:span> a evento</text:p>
      <text:p text:style-name="P16">Como expositor quero editar registro de expositor para atualizar <text:span text:style-name="T3">minhas </text:span>informações</text:p>
      <text:p text:style-name="P8">Como expositor quero criar lista de produtos para associá-los e oferecê-los em evento</text:p>
      <text:p text:style-name="P8">Como expositor quero editar lista de produtos para atualizá-los</text:p>
      <text:p text:style-name="P8">Como expositor quero excluir listo de produtos, para remover listas sem produtos</text:p>
      <text:p text:style-name="P8"/>
      <text:p text:style-name="P8">Como expositor quero criar produtos para associá-los a lista de produtos minhas</text:p>
      <text:p text:style-name="P8">Como expositor quero editar produtos para atualizá-los</text:p>
      <text:p text:style-name="P8">Como expositor quero excluir produtos, para removê-los de listas sem produtos</text:p>
      <text:p text:style-name="P8"/>
      <text:p text:style-name="P9">Como expositor, eu quero escolher e reservar meu estande disponível, para que eu tenha um bom posicionamento no evento.</text:p>
      <text:p text:style-name="P9">Como expositor, eu quero acompanhar o status da minha inscrição e pendências (documentação, pagamentos), para que eu esteja regularizado.</text:p>
      <text:p text:style-name="P9">Como expositor, eu quero acessar dados de público esperado e informações logísticas, para que eu possa me planejar melhor.</text:p>
      <text:p text:style-name="P9">Como expositor, eu quero receber feedback pós-evento, para que eu possa aprimorar minha participação em futuras exposições.</text:p>
      <text:p text:style-name="P17"/>
      <text:p text:style-name="P8">Se candidatar; enviar cardápios; fornecer documetnos; criar e gerenciar seu perfil no sistema; comunicar-se com organizadores e fornecedores; gerir cardápios e estandes.</text:p>
      <text:p text:style-name="P8"/>
      <text:p text:style-name="P8">Visitantes</text:p>
      <text:p text:style-name="P8">Como visitante quero gerar ingresso de evento para participar do evento naquele dia</text:p>
      <text:p text:style-name="P8">Como visitante quero ler ingresso para visualizar suas informações</text:p>
      <text:p text:style-name="P8"><text:soft-page-break/>Como visitante quero excluir ingresso vendido para removê-los do sistema em casos de cancelamentos, não pagamentos ou erros</text:p>
      <text:p text:style-name="P18">Como visitante quero <text:span text:style-name="T5">avaliar expositor para compartilhar suas qualidades e defeitos</text:span></text:p>
      <text:p text:style-name="P19">Como visitante quero <text:span text:style-name="T5">avaliar </text:span><text:span text:style-name="T6">eventos para</text:span><text:span text:style-name="T5"> compartilhar suas qualidades e defeitos</text:span></text:p>
      <text:p text:style-name="P9">Como visitante, eu quero receber notificações de alterações, novidades e promoções, para que eu fique atualizado.</text:p>
      <text:p text:style-name="P8">Como visitante, eu quero visualizar a programação completa do evento, para que eu planeje minha visita.</text:p>
      <text:p text:style-name="P8">Como visitante, eu quero acessar a lista de expositores e suas especialidades, para que eu saiba o que encontrarei.</text:p>
      <text:p text:style-name="P9">Como visitante, eu quero receber notificações de alterações, novidades e promoções, para que eu fique atualizado.</text:p>
      <text:p text:style-name="P20">Como visitante, eu quero me inscrever em oficinas, palestras ou degustações, para que eu tenha uma experiência interativa no evento.</text:p>
      <text:p text:style-name="P8"/>
      <text:p text:style-name="P21">Colaborador</text:p>
      <text:p text:style-name="P22">funcionários, trabalhadores temporários e voluntário<text:span text:style-name="T5">s</text:span></text:p>
      <text:p text:style-name="P22"/>
      <text:p text:style-name="P22">Comunicar-se com a equipe; gerenciar escalas; realizar tarefas; validar acessos e redenciais; auxiliar visitantes e expositores; prover informações</text:p>
      <text:p text:style-name="P22"/>
      <text:p text:style-name="P23">Como membro da equipe de apoio, eu quero acessar a lista de tarefas atribuídas, para que eu saiba exatamente o que fazer durante o evento.</text:p>
      <text:p text:style-name="P23">Como membro da equipe de apoio, eu quero registrar ocorrências ou problemas em tempo real, para que o organizador tome ações rápidas.</text:p>
      <text:p text:style-name="P23">Como membro da equipe de apoio, eu quero acessar mapas do evento, lista de expositores e cronogramas, para que eu oriente visitantes e participantes corretamente.</text:p>
      <text:p text:style-name="P23">Como membro da equipe de apoio, eu quero receber notificações de alterações nas atividades, para que eu me adapte às mudanças.</text:p>
      <text:p text:style-name="P24"/>
      <text:p text:style-name="P24"><text:span text:style-name="T7">Parceiro </text:span><text:span text:style-name="T8">(</text:span><text:span text:style-name="T7">Patrocinadores e fornecedores</text:span><text:span text:style-name="T8">)</text:span></text:p>
      <text:p text:style-name="P21">Como patrocinador, eu quero visualizar relatórios de alcance e participação no evento, para que eu avalie o retorno do meu investimento.</text:p>
      <text:p text:style-name="P25">Como patrocinador, eu quero cadastrar minha marca e materiais promocionais no sistema, para que eles sejam exibidos no site e app do evento.</text:p>
      <text:p text:style-name="P25">Como patrocinador, eu quero escolher cotas de patrocínio e visualizar os benefícios de cada uma, para que eu tome decisões informadas.</text:p>
      <text:p text:style-name="P25">Como patrocinador, eu quero acompanhar o cronograma de ativações da minha marca durante o evento, para que eu organize minha equipe.</text:p>
      <text:p text:style-name="P25">Como parceiro, eu quero acessar os dados logísticos (montagem, desmontagem, acessos), para que eu planeje minhas operações.</text:p>
      <text:p text:style-name="P24"/>
      <text:p text:style-name="P21">Órgãos Reguladores (Vigilância Sanitária, Bombeiros, Prefeitura)</text:p>
      <text:p text:style-name="P24"><text:span text:style-name="T9">Como órgão regulador, eu quero acessar os dados dos expositores (CNPJ, licenças, alvarás), para que eu possa verificar se estão em conformidade.</text:span></text:p>
      <text:p text:style-name="P25"><text:soft-page-break/>Como órgão regulador, eu quero acessar mapas e planta baixa do evento, para que eu avalie as condições de segurança e fluxo de pessoas.</text:p>
      <text:p text:style-name="P25">Como órgão regulador, eu quero acompanhar a situação das licenças e autorizações do evento, para que eu valide ou recomende ajustes.</text:p>
      <text:p text:style-name="P25">Como órgão regulador, eu quero gerar relatórios de inspeção diretamente no sistema, para que o processo seja ágil e transparente.</text:p>
      <text:p text:style-name="P26"><text:span text:style-name="Fonte_20_parág._20_padrão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chapter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MS Mincho" style:font-family-asian="'MS Mincho'" style:font-family-generic-asian="modern" style:font-pitch-asian="fixed" style:font-size-asian="14pt" style:font-name-complex="MS Gothic" style:font-family-complex="'MS Gothic'" style:font-family-generic-complex="modern" style:font-pitch-complex="fixed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/>
      <style:text-properties officeooo:paragraph-rsid="0015fe5d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8b0a8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officeooo:rsid="00148a26"/>
    </style:style>
    <style:style style:name="MT4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MT5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size="10pt" officeooo:rsid="0015fe5d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text:subject>HubGourmet – Sistema de Gestão de Eventos Gastronômicos</text:subject>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ões de casos de uso</text:span><text:span text:style-name="MT2">: </text:span><text:span text:style-name="MT2"><text:title>Histórias de Usuário</text:title></text:span><text:span text:style-name="MT2"><text:s/></text:span></text:p>
            </table:table-cell>
            <table:table-cell table:style-name="Tabela2.B1" office:value-type="string">
              <text:p text:style-name="MP1">Dat<text:span text:style-name="MT3">a</text:span>: <text:span text:style-name="MT3">23</text:span>/<text:span text:style-name="MT3">06/202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<text:span text:style-name="Fonte_20_parág._20_padrão"><text:span text:style-name="MT4"></text:span></text:span><text:span text:style-name="MT5">Micheron Systems</text:span><text:span text:style-name="MT6">, </text:span><text:span text:style-name="MT6"><text:date style:data-style-name="N10129" text:date-value="2025-06-28T02:10:25.452718161">2025</text:date></text:span></text:p>
            </table:table-cell>
            <table:table-cell table:style-name="Tabela1.A1" office:value-type="string">
              <text:p text:style-name="MP5"><text:span text:style-name="MT7">Página</text:span><text:span text:style-name="MT2"> </text:span><text:span text:style-name="Page_20_Number"><text:span text:style-name="MT2"><text:page-number text:select-page="current">4</text:page-number></text:span></text:span><text:span text:style-name="Page_20_Number"><text:span text:style-name="MT2"><text:s/>of </text:span></text:span><text:span text:style-name="Page_20_Number"><text:span text:style-name="MT6"><text:page-count style:num-format="1">4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Histórias de Usuário</dc:title>
    <dc:subject>HubGourmet – Sistema de Gestão de Eventos Gastronômicos</dc:subject>
    <meta:creation-date>2023-04-12T16:20:20.010000000</meta:creation-date>
    <dc:date>2025-06-28T02:10:25.401077700</dc:date>
    <meta:editing-cycles>18</meta:editing-cycles>
    <meta:editing-duration>P2171DT11H21M</meta:editing-duration>
    <meta:generator>LibreOffice/25.2.4.3$Windows_X86_64 LibreOffice_project/33e196637044ead23f5c3226cde09b47731f7e27</meta:generator>
    <meta:document-statistic meta:table-count="2" meta:image-count="0" meta:object-count="0" meta:page-count="4" meta:paragraph-count="85" meta:word-count="1114" meta:character-count="7408" meta:non-whitespace-character-count="6389"/>
  </office:meta>
</office:document-meta>
</file>